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3_2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2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/text:p>
      <text:p text:style-name="P5">Author of letter<text:tab/><text:tab/><text:tab/><text:tab/>Jacob Voorsanger?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5 September 1876</text:p>
      <text:p text:style-name="P5">Month<text:tab/><text:tab/><text:tab/><text:tab/><text:tab/><text:tab/>September</text:p>
      <text:p text:style-name="P5">Year<text:tab/><text:tab/><text:tab/><text:tab/><text:tab/><text:tab/>1876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ennsylvania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OFFICE OF/</text:span></text:p>
      <text:p text:style-name="P2"><text:span text:style-name="T1">THE JEWISH RECORD,/</text:span></text:p>
      <text:p text:style-name="P2"><text:span text:style-name="T1">614 Chestnut Street./</text:span></text:p>
      <text:p text:style-name="P2"><text:span text:style-name="T1">ALFRED T. JONES, Editor/</text:span></text:p>
      <text:p text:style-name="P3"><text:span text:style-name="T1">Philadelphia, Sept. 5 1876./</text:span></text:p>
      <text:p text:style-name="P2"><text:span text:style-name="T1">Rev S. Morais/</text:span></text:p>
      <text:p text:style-name="P2"><text:span text:style-name="T1"><text:tab/>Dear Sir,/</text:span></text:p>
      <text:p text:style-name="P2"><text:span text:style-name="T1"><text:tab/><text:tab/>My time was too/ short to bid you another good-bye. <text:s/>I/ shall write to you from Washington/ (Hebrew). <text:s/>I [crossed-out: cannot] sincerely thank/ you for the interest you have taken/ in me while here and I promised you/ I will do my utmost duty towards/ God and my congregation. <text:s/>I will/ endeavor to be a man. <text:s/>But I want/ advice for you know [Hebrew]. <text:s/>Any/ communication from your hand will/ be like [Hebrew]. <text:s/>Good-bye./ <text:s/>May God bless you with your whole family./ <text:s/>Remember me to all of them./</text:span></text:p>
      <text:p text:style-name="P2"><text:span text:style-name="T1"><text:tab/><text:tab/><text:tab/>truly yours/</text:span></text:p>
      <text:p text:style-name="P2"><text:span text:style-name="T1"><text:tab/><text:tab/><text:tab/>Jacob Voorsanger[?]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8T09:36:41</meta:creation-date>
    <dc:date>2009-05-28T09:43:55</dc:date>
    <dc:language>en-US</dc:language>
    <meta:editing-cycles>2</meta:editing-cycles>
    <meta:editing-duration>PT7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0" meta:word-count="279" meta:character-count="1950"/>
  </office:meta>
</office:document-meta>
</file>